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F0000017EF6C855FF343EAF9A.jpg" manifest:media-type="image/jpeg"/>
  <manifest:file-entry manifest:full-path="Pictures/10000000000005C600000224B4327AC6E8C58E4D.jpg" manifest:media-type="image/jpeg"/>
  <manifest:file-entry manifest:full-path="Pictures/10000000000005BB000002037414AE1766C3C760.jpg" manifest:media-type="image/jpeg"/>
  <manifest:file-entry manifest:full-path="Pictures/10000000000004B1000001FFBC5A53B426E1AB76.jpg" manifest:media-type="image/jpeg"/>
  <manifest:file-entry manifest:full-path="Pictures/10000000000005570000020D3F6F07DE3D2B4A66.jpg" manifest:media-type="image/jpeg"/>
  <manifest:file-entry manifest:full-path="Pictures/10000000000004EF0000022E09DBFC6B9DF82A49.jpg" manifest:media-type="image/jpeg"/>
  <manifest:file-entry manifest:full-path="Pictures/1000000000000523000001C39FB406C2330157D9.jpg" manifest:media-type="image/jpeg"/>
  <manifest:file-entry manifest:full-path="Pictures/1000000000000521000001EBDE4F35B3A0BCFC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8" text:anchor-type="paragraph" svg:x="0.098in" svg:y="-0.0311in" svg:width="6.6929in" svg:height="2.5701in" draw:z-index="6"><draw:image xlink:href="Pictures/10000000000005570000020D3F6F07DE3D2B4A66.jpg" xlink:type="simple" xlink:show="embed" xlink:actuate="onLoad"/></draw:frame></text:p>
      <text:p text:style-name="P1"><draw:frame draw:style-name="fr2" draw:name="Image4" text:anchor-type="paragraph" svg:x="0.1874in" svg:y="0.052in" svg:width="6.5346in" svg:height="2.2409in" draw:z-index="3"><draw:image xlink:href="Pictures/1000000000000523000001C39FB406C2330157D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0.0547in" svg:y="0.1063in" svg:width="6.5945in" svg:height="2.4661in" draw:z-index="4"><draw:image xlink:href="Pictures/1000000000000521000001EBDE4F35B3A0BCFC5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028in" svg:y="0.1535in" svg:width="6.6929in" svg:height="2.9571in" draw:z-index="2"><draw:image xlink:href="Pictures/10000000000004EF0000022E09DBFC6B9DF82A4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2" text:anchor-type="paragraph" svg:x="-0.0457in" svg:y="0.0055in" svg:width="7.1874in" svg:height="2.5228in" draw:z-index="1"><draw:image xlink:href="Pictures/10000000000005BB000002037414AE1766C3C760.jpg" xlink:type="simple" xlink:show="embed" xlink:actuate="onLoad"/></draw:frame></text:p>
      <text:p text:style-name="P1"/>
      <text:p text:style-name="P1"><draw:frame draw:style-name="fr2" draw:name="Image1" text:anchor-type="paragraph" svg:x="-0.0181in" svg:y="0.0874in" svg:width="7.1043in" svg:height="2.6339in" draw:z-index="0"><draw:image xlink:href="Pictures/10000000000005C600000224B4327AC6E8C58E4D.jpg" xlink:type="simple" xlink:show="embed" xlink:actuate="onLoad"/></draw:frame><draw:frame draw:style-name="fr1" draw:name="Image6" text:anchor-type="paragraph" svg:x="-0.2311in" svg:y="2.9516in" svg:width="7.4402in" svg:height="3.1654in" draw:z-index="5"><draw:image xlink:href="Pictures/10000000000004B1000001FFBC5A53B426E1AB76.jpg" xlink:type="simple" xlink:show="embed" xlink:actuate="onLoad"/></draw:frame></text:p>
      <text:p text:style-name="P1"/>
      <text:p text:style-name="P1"><text:soft-page-break/></text:p>
      <text:p text:style-name="P1"/>
      <text:p text:style-name="P1"><draw:frame draw:style-name="fr1" draw:name="Image7" text:anchor-type="paragraph" svg:x="-0.2811in" svg:y="0.0063in" svg:width="7.3783in" svg:height="2.7126in" draw:z-index="7"><draw:image xlink:href="Pictures/100000000000040F0000017EF6C855FF343EAF9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2:05:09.418662555</meta:creation-date>
    <dc:date>2017-06-12T11:46:23.404267538</dc:date>
    <meta:editing-duration>PT19M49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3" meta:paragraph-count="0" meta:word-count="0" meta:character-count="0" meta:non-whitespace-character-count="0"/>
  </office:meta>
</office:document-meta>
</file>